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Mangal" svg:font-family="Mangal" style:font-family-generic="roman" style:font-pitch="variable" svg:panose-1="2 4 5 3 5 2 3 3 2 2"/>
    <style:font-face style:name="Ubuntu" svg:font-family="Ubuntu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2.9583in" text:min-label-width="0.25in"/>
        <style:text-properties style:font-name="Ubuntu"/>
      </text:list-level-style-bullet>
      <text:list-level-style-bullet text:level="2" text:style-name="WW_CharLFO2LVL2" text:bullet-char="o">
        <style:list-level-properties text:space-before="3.458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3.958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4.458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4.958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5.458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5.958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6.458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6.958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2.9583in" text:min-label-width="0.25in"/>
        <style:text-properties style:font-name="Ubuntu"/>
      </text:list-level-style-bullet>
      <text:list-level-style-bullet text:level="2" text:style-name="WW_CharLFO3LVL2" text:bullet-char="o">
        <style:list-level-properties text:space-before="3.458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3.958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4.458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4.958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5.458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5.958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6.458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6.958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9" style:parent-style-name="Standard" style:family="paragraph">
      <style:paragraph-properties fo:text-align="justify"/>
      <style:text-properties style:font-name="Calibri" style:font-name-complex="Calibri"/>
    </style:style>
    <style:style style:name="P1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11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12" style:parent-style-name="Standard" style:family="paragraph">
      <style:paragraph-properties fo:text-align="justify"/>
      <style:text-properties style:font-name="Calibri" style:font-name-complex="Calibri"/>
    </style:style>
    <style:style style:name="P13" style:parent-style-name="Standard" style:family="paragraph">
      <style:paragraph-properties fo:text-align="justify"/>
      <style:text-properties style:font-name="Calibri" style:font-name-complex="Calibri"/>
    </style:style>
    <style:style style:name="P14" style:parent-style-name="Standard" style:family="paragraph">
      <style:paragraph-properties fo:text-align="justify"/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16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17" style:parent-style-name="Standard" style:family="paragraph">
      <style:paragraph-properties fo:text-align="justify"/>
      <style:text-properties style:font-name="Calibri" style:font-name-complex="Calibri"/>
    </style:style>
    <style:style style:name="P18" style:parent-style-name="Standard" style:family="paragraph">
      <style:paragraph-properties fo:text-align="justify"/>
      <style:text-properties style:font-name="Calibri" style:font-name-complex="Calibri"/>
    </style:style>
    <style:style style:name="P19" style:parent-style-name="Standard" style:family="paragraph">
      <style:paragraph-properties fo:text-align="justify"/>
      <style:text-properties style:font-name="Calibri" style:font-name-complex="Calibri"/>
    </style:style>
    <style:style style:name="P20" style:parent-style-name="Standard" style:family="paragraph">
      <style:paragraph-properties fo:text-align="justify"/>
      <style:text-properties style:font-name="Calibri" style:font-name-complex="Calibri"/>
    </style:style>
    <style:style style:name="P21" style:parent-style-name="Standard" style:list-style-name="LFO1" style:family="paragraph">
      <style:paragraph-properties fo:text-align="justify" fo:margin-left="0.9847in" fo:text-indent="-0.25in">
        <style:tab-stops/>
      </style:paragraph-properties>
      <style:text-properties style:font-name="Calibri" style:font-name-complex="Calibri"/>
    </style:style>
    <style:style style:name="P22" style:parent-style-name="Standard" style:list-style-name="LFO1" style:family="paragraph">
      <style:paragraph-properties fo:text-align="justify" fo:margin-left="0.9847in" fo:text-indent="-0.25in">
        <style:tab-stops/>
      </style:paragraph-properties>
      <style:text-properties style:font-name="Calibri" style:font-name-complex="Calibri"/>
    </style:style>
    <style:style style:name="P23" style:parent-style-name="Standard" style:list-style-name="LFO1" style:family="paragraph">
      <style:paragraph-properties fo:text-align="justify" fo:margin-left="0.9847in" fo:text-indent="-0.25in">
        <style:tab-stops/>
      </style:paragraph-properties>
      <style:text-properties style:font-name="Calibri" style:font-name-complex="Calibri"/>
    </style:style>
    <style:style style:name="P24" style:parent-style-name="Standard" style:list-style-name="LFO1" style:family="paragraph">
      <style:paragraph-properties fo:text-align="justify" fo:margin-left="0.9847in" fo:text-indent="-0.25in">
        <style:tab-stops/>
      </style:paragraph-properties>
      <style:text-properties style:font-name="Calibri" style:font-name-complex="Calibri"/>
    </style:style>
    <style:style style:name="P25" style:parent-style-name="Standard" style:family="paragraph">
      <style:paragraph-properties fo:text-align="justify"/>
      <style:text-properties style:font-name="Calibri" style:font-name-complex="Calibri"/>
    </style:style>
    <style:style style:name="P26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27" style:parent-style-name="Standard" style:family="paragraph">
      <style:paragraph-properties fo:text-align="justify"/>
      <style:text-properties style:font-name="Calibri" style:font-name-complex="Calibri"/>
    </style:style>
    <style:style style:name="P28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29" style:parent-style-name="Standard" style:family="paragraph">
      <style:paragraph-properties fo:text-align="justify"/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  <style:text-properties style:font-name="Calibri" style:font-name-complex="Calibri"/>
    </style:style>
    <style:style style:name="P31" style:parent-style-name="Standard" style:family="paragraph">
      <style:paragraph-properties fo:text-align="justify"/>
      <style:text-properties style:font-name="Calibri" style:font-name-complex="Calibri"/>
    </style:style>
    <style:style style:name="P32" style:parent-style-name="Standard" style:family="paragraph">
      <style:paragraph-properties fo:text-align="justify"/>
      <style:text-properties style:font-name="Calibri" style:font-name-complex="Calibri"/>
    </style:style>
    <style:style style:name="P33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35" style:parent-style-name="Standard" style:family="paragraph">
      <style:paragraph-properties fo:text-align="justify"/>
      <style:text-properties style:font-name="Calibri" style:font-name-complex="Calibri"/>
    </style:style>
    <style:style style:name="P36" style:parent-style-name="Standard" style:family="paragraph">
      <style:paragraph-properties fo:text-align="justify"/>
      <style:text-properties style:font-name="Calibri" style:font-name-complex="Calibri"/>
    </style:style>
    <style:style style:name="P37" style:parent-style-name="Standard" style:family="paragraph">
      <style:paragraph-properties fo:text-align="justify"/>
      <style:text-properties style:font-name="Calibri" style:font-name-complex="Calibri"/>
    </style:style>
    <style:style style:name="P38" style:parent-style-name="Standard" style:family="paragraph">
      <style:paragraph-properties fo:text-align="justify"/>
      <style:text-properties style:font-name="Calibri" style:font-name-complex="Calibri"/>
    </style:style>
    <style:style style:name="P39" style:parent-style-name="Standard" style:family="paragraph">
      <style:paragraph-properties fo:text-align="justify"/>
      <style:text-properties style:font-name="Calibri" style:font-name-complex="Calibri"/>
    </style:style>
    <style:style style:name="P40" style:parent-style-name="Standard" style:family="paragraph">
      <style:paragraph-properties fo:text-align="justify"/>
      <style:text-properties style:font-name="Calibri" style:font-name-complex="Calibri"/>
    </style:style>
    <style:style style:name="P41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4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44" style:parent-style-name="Standard" style:family="paragraph">
      <style:paragraph-properties fo:text-align="justify"/>
      <style:text-properties style:font-name="Calibri" style:font-name-complex="Calibri"/>
    </style:style>
    <style:style style:name="P45" style:parent-style-name="Standard" style:family="paragraph">
      <style:paragraph-properties fo:text-align="justify"/>
      <style:text-properties style:font-name="Calibri" style:font-name-complex="Calibri"/>
    </style:style>
    <style:style style:name="P46" style:parent-style-name="Standard" style:family="paragraph">
      <style:paragraph-properties fo:text-align="justify"/>
      <style:text-properties style:font-name="Calibri" style:font-name-complex="Calibri"/>
    </style:style>
    <style:style style:name="P4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48" style:parent-style-name="Standard" style:family="paragraph">
      <style:paragraph-properties fo:text-align="justify"/>
      <style:text-properties style:font-name="Calibri" style:font-name-complex="Calibri"/>
    </style:style>
    <style:style style:name="P49" style:parent-style-name="Standard" style:family="paragraph">
      <style:paragraph-properties fo:text-align="justify"/>
      <style:text-properties style:font-name="Calibri" style:font-name-complex="Calibri"/>
    </style:style>
    <style:style style:name="P5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Calibri" style:font-name-complex="Calibri"/>
    </style:style>
    <style:style style:name="P53" style:parent-style-name="Standard" style:family="paragraph">
      <style:paragraph-properties fo:text-align="justify"/>
      <style:text-properties style:font-name="Calibri" style:font-name-complex="Calibri"/>
    </style:style>
    <style:style style:name="P54" style:parent-style-name="Standard" style:family="paragraph">
      <style:paragraph-properties fo:text-align="justify"/>
      <style:text-properties style:font-name="Calibri" style:font-name-complex="Calibri"/>
    </style:style>
    <style:style style:name="P55" style:parent-style-name="Standard" style:family="paragraph">
      <style:paragraph-properties fo:text-align="justify"/>
      <style:text-properties style:font-name="Calibri" style:font-name-complex="Calibri"/>
    </style:style>
    <style:style style:name="P56" style:parent-style-name="Standard" style:family="paragraph">
      <style:paragraph-properties fo:text-align="justify"/>
      <style:text-properties style:font-name="Calibri" style:font-name-complex="Calibri"/>
    </style:style>
    <style:style style:name="P57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3pt" style:font-size-asian="13pt" style:font-size-complex="13pt"/>
    </style:style>
    <style:style style:name="P58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3pt" style:font-size-asian="13pt" style:font-size-complex="13pt"/>
    </style:style>
    <style:style style:name="P59" style:parent-style-name="Standard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0" style:parent-style-name="Standard" style:family="paragraph">
      <style:paragraph-properties fo:text-align="justify"/>
      <style:text-properties style:font-name="Calibri" style:font-name-complex="Calibri"/>
    </style:style>
    <style:style style:name="P61" style:parent-style-name="Standard" style:family="paragraph">
      <style:paragraph-properties fo:text-align="justify"/>
      <style:text-properties style:font-name="Calibri" style:font-name-complex="Calibri"/>
    </style:style>
    <style:style style:name="P62" style:parent-style-name="Standard" style:family="paragraph">
      <style:paragraph-properties fo:text-align="justify"/>
      <style:text-properties style:font-name="Calibri" style:font-name-complex="Calibri"/>
    </style:style>
    <style:style style:name="P63" style:parent-style-name="Standard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4" style:parent-style-name="Standard" style:family="paragraph">
      <style:paragraph-properties fo:text-align="justify"/>
      <style:text-properties style:font-name="Calibri" style:font-name-complex="Calibri"/>
    </style:style>
    <style:style style:name="P65" style:parent-style-name="Standard" style:family="paragraph">
      <style:paragraph-properties fo:text-align="justify"/>
      <style:text-properties style:font-name="Calibri" style:font-name-complex="Calibri"/>
    </style:style>
    <style:style style:name="P66" style:parent-style-name="Standard" style:family="paragraph">
      <style:paragraph-properties fo:text-align="justify"/>
      <style:text-properties style:font-name="Calibri" style:font-name-complex="Calibri"/>
    </style:style>
    <style:style style:name="P67" style:parent-style-name="Standard" style:family="paragraph">
      <style:paragraph-properties fo:text-align="justify"/>
      <style:text-properties style:font-name="Calibri" style:font-name-complex="Calibri"/>
    </style:style>
    <style:style style:name="P68" style:parent-style-name="Standard" style:family="paragraph">
      <style:paragraph-properties fo:text-align="justify"/>
      <style:text-properties style:font-name="Calibri" style:font-name-complex="Calibri"/>
    </style:style>
    <style:style style:name="P69" style:parent-style-name="Standard" style:family="paragraph">
      <style:paragraph-properties fo:text-align="justify"/>
      <style:text-properties style:font-name="Calibri" style:font-name-complex="Calibri"/>
    </style:style>
    <style:style style:name="P70" style:parent-style-name="Standard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" style:parent-style-name="Standard" style:family="paragraph">
      <style:paragraph-properties fo:text-align="justify"/>
      <style:text-properties style:font-name="Calibri" style:font-name-complex="Calibri"/>
    </style:style>
    <style:style style:name="P72" style:parent-style-name="Standard" style:family="paragraph">
      <style:paragraph-properties fo:text-align="justify"/>
      <style:text-properties style:font-name="Calibri" style:font-name-complex="Calibri"/>
    </style:style>
    <style:style style:name="P73" style:parent-style-name="Standard" style:family="paragraph">
      <style:paragraph-properties fo:text-align="justify"/>
      <style:text-properties style:font-name="Calibri" style:font-name-complex="Calibri"/>
    </style:style>
    <style:style style:name="P74" style:parent-style-name="Standard" style:family="paragraph">
      <style:paragraph-properties fo:text-align="justify"/>
      <style:text-properties style:font-name="Calibri" style:font-name-complex="Calibri"/>
    </style:style>
    <style:style style:name="P75" style:parent-style-name="Standard" style:family="paragraph">
      <style:paragraph-properties fo:text-align="justify"/>
      <style:text-properties style:font-name="Calibri" style:font-name-complex="Calibri"/>
    </style:style>
    <style:style style:name="P76" style:parent-style-name="Standard" style:family="paragraph">
      <style:paragraph-properties fo:text-align="justify"/>
      <style:text-properties style:font-name="Calibri" style:font-name-complex="Calibri"/>
    </style:style>
    <style:style style:name="P77" style:parent-style-name="Standard" style:family="paragraph">
      <style:paragraph-properties fo:text-align="justify"/>
      <style:text-properties style:font-name="Calibri" style:font-name-complex="Calibri"/>
    </style:style>
    <style:style style:name="P78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3pt" style:font-size-asian="13pt" style:font-size-complex="13pt"/>
    </style:style>
    <style:style style:name="P79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3pt" style:font-size-asian="13pt" style:font-size-complex="13pt"/>
    </style:style>
    <style:style style:name="P80" style:parent-style-name="Standard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1" style:parent-style-name="Standard" style:family="paragraph">
      <style:paragraph-properties fo:text-align="justify"/>
      <style:text-properties style:font-name="Calibri" style:font-name-complex="Calibri"/>
    </style:style>
    <style:style style:name="P82" style:parent-style-name="Standard" style:family="paragraph">
      <style:paragraph-properties fo:text-align="justify"/>
    </style:style>
    <style:style style:name="T83" style:parent-style-name="Policepardéfaut" style:family="text">
      <style:text-properties style:font-name="Calibri" style:font-name-complex="Calibri"/>
    </style:style>
    <style:style style:name="T84" style:parent-style-name="Policepardéfaut" style:family="text">
      <style:text-properties style:font-name="Calibri" style:font-name-complex="Calibri" fo:font-style="italic" style:font-style-asian="italic"/>
    </style:style>
    <style:style style:name="T85" style:parent-style-name="Policepardéfaut" style:family="text">
      <style:text-properties style:font-name="Calibri" style:font-name-complex="Calibri"/>
    </style:style>
    <style:style style:name="TableColumn87" style:family="table-column">
      <style:table-column-properties style:column-width="1.3534in"/>
    </style:style>
    <style:style style:name="TableColumn88" style:family="table-column">
      <style:table-column-properties style:column-width="1.3736in"/>
    </style:style>
    <style:style style:name="TableColumn89" style:family="table-column">
      <style:table-column-properties style:column-width="1.3715in"/>
    </style:style>
    <style:style style:name="TableColumn90" style:family="table-column">
      <style:table-column-properties style:column-width="1.3722in"/>
    </style:style>
    <style:style style:name="TableColumn91" style:family="table-column">
      <style:table-column-properties style:column-width="1.3722in"/>
    </style:style>
    <style:style style:name="Table86" style:family="table">
      <style:table-properties style:width="6.843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Calibri" style:font-name-complex="Calibri" fo:font-style="italic" style:font-style-asian="italic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Calibri" style:font-name-complex="Calibri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Calibri" style:font-name-complex="Calibri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Calibri" style:font-name-complex="Calibri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style:font-name="Calibri" style:font-name-complex="Calibri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="Calibri" style:font-name-complex="Calibri" fo:font-style="italic" style:font-style-asian="italic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font-name="Calibri" style:font-name-complex="Calibri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style:font-name="Calibri" style:font-name-complex="Calibri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style:font-name="Calibri" style:font-name-complex="Calibri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  <style:text-properties style:font-name="Calibri" style:font-name-complex="Calibri"/>
    </style:style>
    <style:style style:name="P114" style:parent-style-name="Standard" style:family="paragraph">
      <style:paragraph-properties fo:text-align="justify"/>
      <style:text-properties style:font-name="Calibri" style:font-name-complex="Calibri"/>
    </style:style>
    <style:style style:name="P115" style:parent-style-name="Standard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6" style:parent-style-name="Standard" style:family="paragraph">
      <style:paragraph-properties fo:text-align="justify"/>
      <style:text-properties style:font-name="Calibri" style:font-name-complex="Calibri"/>
    </style:style>
    <style:style style:name="P117" style:parent-style-name="Standard" style:family="paragraph">
      <style:paragraph-properties fo:text-align="justify"/>
    </style:style>
    <style:style style:name="T118" style:parent-style-name="Policepardéfaut" style:family="text">
      <style:text-properties style:font-name="Calibri" style:font-name-complex="Calibri"/>
    </style:style>
    <style:style style:name="T119" style:parent-style-name="Policepardéfaut" style:family="text">
      <style:text-properties style:font-name="Calibri" style:font-name-complex="Calibri" fo:font-style="italic" style:font-style-asian="italic"/>
    </style:style>
    <style:style style:name="T120" style:parent-style-name="Policepardéfaut" style:family="text">
      <style:text-properties style:font-name="Calibri" style:font-name-complex="Calibri"/>
    </style:style>
    <style:style style:name="P121" style:parent-style-name="Standard" style:family="paragraph">
      <style:paragraph-properties fo:text-align="justify"/>
      <style:text-properties style:font-name="Calibri" style:font-name-complex="Calibri"/>
    </style:style>
    <style:style style:name="P122" style:parent-style-name="Standard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3" style:parent-style-name="Standard" style:family="paragraph">
      <style:paragraph-properties fo:text-align="justify"/>
      <style:text-properties style:font-name="Calibri" style:font-name-complex="Calibri"/>
    </style:style>
    <style:style style:name="P124" style:parent-style-name="Standard" style:family="paragraph">
      <style:paragraph-properties fo:text-align="justify"/>
      <style:text-properties style:font-name="Calibri" style:font-name-complex="Calibri"/>
    </style:style>
    <style:style style:name="TableColumn126" style:family="table-column">
      <style:table-column-properties style:column-width="0.675in"/>
    </style:style>
    <style:style style:name="TableColumn127" style:family="table-column">
      <style:table-column-properties style:column-width="0.8486in"/>
    </style:style>
    <style:style style:name="TableColumn128" style:family="table-column">
      <style:table-column-properties style:column-width="0.8486in"/>
    </style:style>
    <style:style style:name="TableColumn129" style:family="table-column">
      <style:table-column-properties style:column-width="0.8486in"/>
    </style:style>
    <style:style style:name="TableColumn130" style:family="table-column">
      <style:table-column-properties style:column-width="0.8486in"/>
    </style:style>
    <style:style style:name="TableColumn131" style:family="table-column">
      <style:table-column-properties style:column-width="1.443in"/>
    </style:style>
    <style:style style:name="TableColumn132" style:family="table-column">
      <style:table-column-properties style:column-width="0.8861in"/>
    </style:style>
    <style:style style:name="Table125" style:family="table">
      <style:table-properties style:width="6.3986in" fo:margin-left="0.1736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font-name="Calibri" style:font-name-complex="Calibri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  <style:text-properties style:font-name="Calibri" style:font-name-complex="Calibri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  <style:text-properties style:font-name="Calibri" style:font-name-complex="Calibri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Calibri" style:font-name-complex="Calibri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Calibri" style:font-name-complex="Calibri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  <style:text-properties style:font-name="Calibri" style:font-name-complex="Calibri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  <style:text-properties style:font-name="Calibri" style:font-name-complex="Calibri"/>
    </style:style>
    <style:style style:name="P148" style:parent-style-name="Standard" style:family="paragraph">
      <style:paragraph-properties fo:text-align="justify"/>
      <style:text-properties style:font-name="Calibri" style:font-name-complex="Calibri"/>
    </style:style>
    <style:style style:name="P149" style:parent-style-name="Standard" style:family="paragraph">
      <style:paragraph-properties fo:text-align="justify"/>
      <style:text-properties style:font-name="Calibri" style:font-name-complex="Calibri"/>
    </style:style>
    <style:style style:name="P150" style:parent-style-name="Standard" style:family="paragraph">
      <style:paragraph-properties fo:text-align="justify"/>
      <style:text-properties style:font-name="Calibri" style:font-name-complex="Calibri"/>
    </style:style>
    <style:style style:name="P151" style:parent-style-name="Standard" style:family="paragraph">
      <style:paragraph-properties fo:text-align="justify"/>
      <style:text-properties style:font-name="Calibri" style:font-name-complex="Calibri" fo:font-weight="bold" style:font-weight-asian="bold" fo:font-size="13pt" style:font-size-asian="13pt" style:font-size-complex="13pt"/>
    </style:style>
    <style:style style:name="P152" style:parent-style-name="Standard" style:family="paragraph">
      <style:paragraph-properties fo:text-align="justify"/>
      <style:text-properties style:font-name="Calibri" style:font-name-complex="Calibri"/>
    </style:style>
    <style:style style:name="P153" style:parent-style-name="Standard" style:family="paragraph">
      <style:paragraph-properties fo:text-align="justify"/>
      <style:text-properties style:font-name="Calibri" style:font-name-complex="Calibri"/>
    </style:style>
    <style:style style:name="P154" style:parent-style-name="Standard" style:family="paragraph">
      <style:paragraph-properties fo:text-align="justify"/>
      <style:text-properties style:font-name="Calibri" style:font-name-complex="Calibri"/>
    </style:style>
    <style:style style:name="P155" style:parent-style-name="Standard" style:family="paragraph">
      <style:paragraph-properties fo:text-align="justify"/>
      <style:text-properties style:font-name="Calibri" style:font-name-complex="Calibri"/>
    </style:style>
    <style:style style:name="P156" style:parent-style-name="Standard" style:family="paragraph">
      <style:paragraph-properties fo:text-align="justify"/>
      <style:text-properties style:font-name="Calibri" style:font-name-complex="Calibri"/>
    </style:style>
    <style:style style:name="P157" style:parent-style-name="Standard" style:family="paragraph">
      <style:paragraph-properties fo:text-align="justify"/>
      <style:text-properties style:font-name="Calibri" style:font-name-complex="Calibri"/>
    </style:style>
    <style:style style:name="P158" style:parent-style-name="Standard" style:family="paragraph">
      <style:paragraph-properties fo:text-align="justify"/>
      <style:text-properties style:font-name="Calibri" style:font-name-complex="Calibri"/>
    </style:style>
    <style:style style:name="P159" style:parent-style-name="Standard" style:family="paragraph">
      <style:paragraph-properties fo:text-align="justify"/>
      <style:text-properties style:font-name="Calibri" style:font-name-complex="Calibri"/>
    </style:style>
  </office:automatic-styles>
  <office:body>
    <office:text text:use-soft-page-breaks="true">
      <text:p text:style-name="P1">Projet pédagogique AP2 – Diplodocalcul</text:p>
      <text:p text:style-name="P7"/>
      <text:p text:style-name="P8">Introduction</text:p>
      <text:p text:style-name="P9"/>
      <text:p text:style-name="P10">Contexte</text:p>
      <text:p text:style-name="P11"/>
      <text:p text:style-name="P12">Ce logiciel est créé dans le cadre d'une collaboration avec l'école primaire et maternelle Pierre et Marie Curie situé<text:s/>à Villeneuve d'Ascq. Il est réalisé dans le cadre du contrôle continu du module d'algorithmique et programmation du DUT Informatique de l'IUT « A » de l'université Lille 1.</text:p>
      <text:p text:style-name="P13">L'ensemble de la promotion a été divisé en binôme et devait réaliser un cahier des<text:s/>charges et un logiciel ludo-éducatif.</text:p>
      <text:p text:style-name="P14"/>
      <text:p text:style-name="P15">But du projet</text:p>
      <text:p text:style-name="P16"/>
      <text:p text:style-name="P17">Ce projet vise à produire un logiciel éducatif destiné à des enfants de 5 à 11 ans afin de les accompagner dans l'apprentissage des mathématiques.</text:p>
      <text:p text:style-name="P18">Grâce à une difficulté contrôlée et des découpages par<text:s/>tranche d'âge, il est très accessible.</text:p>
      <text:p text:style-name="P19">Les tranches en question sont les suivantes :</text:p>
      <text:p text:style-name="P20"/>
      <text:list text:style-name="LFO1" text:continue-numbering="true">
        <text:list-item>
          <text:p text:style-name="P21">Grande section: entre 5 et 6 ans.</text:p>
        </text:list-item>
        <text:list-item>
          <text:p text:style-name="P22">Cours préparatoire : entre 6 et 7 ans</text:p>
        </text:list-item>
        <text:list-item>
          <text:p text:style-name="P23">Cours élémentaire 1 et 2 : entre 7 et 9 ans</text:p>
        </text:list-item>
        <text:list-item>
          <text:p text:style-name="P24">Cours moyens 1 et 2 : entre 9 et 11 ans</text:p>
        </text:list-item>
      </text:list>
      <text:p text:style-name="P25"/>
      <text:p text:style-name="P26">Description de la demande</text:p>
      <text:p text:style-name="P27"/>
      <text:p text:style-name="P28">Objectifs</text:p>
      <text:p text:style-name="P29"/>
      <text:p text:style-name="P30">L'objectif de ce logiciel est d'accompagner l'enfant dans son apprentissage des mathématiques et de vérifier sa compréhension de celles-ci.</text:p>
      <text:p text:style-name="P31">Afin de capter l'attention des plus jeunes, l'utilisation d'illustrations et d'animations est prévue.</text:p>
      <text:p text:style-name="P32"/>
      <text:p text:style-name="P33">Présentation du logiciel</text:p>
      <text:p text:style-name="P34"/>
      <text:p text:style-name="P35">Le logiciel se présente, avant d'accéder aux calculs, en une succession de menu permettant de configurer la manière dont les calculs seront proposés. Tout d'abord, on demandera son prénom à l'utilisateur.<text:s/>Ensuite, on lui demandera, via une liste, de choisir son niveau d'étude. La dernière option à choisir concerne le mode de fonctionnement : apprentissage ou examen.</text:p>
      <text:p text:style-name="P36">Une fois ces formalités accomplies, l'écran affichera selon le niveau, des images d'animaux/fruits/légumes ou directement des chiffres séparés par un opérateur.</text:p>
      <text:p text:style-name="P37">L'élève devra sélectionner sa réponse parmi une liste de réponse.</text:p>
      <text:p text:style-name="P38"/>
      <text:p text:style-name="P39">Afin de s'adapter au plus grand nombre, la difficulté est croissante et reste constante tant que l'élève n'arrive pas<text:s/>à résoudre les calculs d'un niveau donné.</text:p>
      <text:p text:style-name="P40"/>
      <text:p text:style-name="P41">Critères<text:s/>de validation</text:p>
      <text:p text:style-name="P42"/>
      <text:soft-page-break/>
      <text:p text:style-name="P43">Fonctions minimales</text:p>
      <text:p text:style-name="P44"/>
      <text:p text:style-name="P45">Le logiciel doit afficher une opération de façon aléatoire à résoudre. L'utilisateur doit pouvoir proposer une solution qui sera ensuite vérifiée par le logiciel puis corrigée si nécessaire.</text:p>
      <text:p text:style-name="P46"/>
      <text:p text:style-name="P47">Fonctions souhaitables</text:p>
      <text:p text:style-name="P48"/>
      <text:p text:style-name="P49">Il serait souhaitable, afin de permettre l’accès au plus grand nombre, d'adapter le niveau de difficulté des opérations en fonction du niveau sélectionné par l'utilisateur. De plus, afin de permettre à l'élève<text:s/>de se situer par rapport au reste de sa classe, un pourcentage de bonnes réponses ainsi qu'un score lui seront <text:s/>notifiés: une bonne réponse lui donne un point. Dans l'objectif de personnaliser l'affichage, on pourra demander le prénom et le nom de l'utilisateur.</text:p>
      <text:p text:style-name="P50"/>
      <text:p text:style-name="P51">Fonctions avancées</text:p>
      <text:p text:style-name="P52"/>
      <text:p text:style-name="P53">Tout d'abord un mode d'apprentissage sera proposé. Dans ce mode le nombre de calcul est illimité et le score affiché mais non enregistré. Le second mode lui, procède à l'enregistrement<text:s/>des scores<text:s/>et pourcentage de chaque<text:s/>élève<text:s/>qui sera accessible au professeur via une fonction dédié.</text:p>
      <text:p text:style-name="P54">Dans l'optique d'apporter de la convivialité au logiciel, des images pourront illustrer les calculs les plus faciles et des animations seront utilisées pour récompenser l'élève ou l'informer de son<text:s/>erreur.</text:p>
      <text:p text:style-name="P55">Afin de permettre une interface plus intuitive, l'utilisation d'une liste de réponse cliquable, avec des réponses aléatoires et la bonne réponse<text:s/>peut être<text:s/>utilisée. Un clic suffirait à l'élève pour donner sa réponse et correspondrait d'autant plus<text:s/>aux élèves jeunes.</text:p>
      <text:p text:style-name="P56"/>
      <text:p text:style-name="P57">Analyse du logiciel</text:p>
      <text:p text:style-name="P58"/>
      <text:p text:style-name="P59">Contraintes techniques</text:p>
      <text:p text:style-name="P60"/>
      <text:p text:style-name="P61">Ce projet étant réalisé dans le cadre du module d’AP12, c’est l’iJava, une version simplifiée de Java qui sera utilisée via le fichier ap.jar</text:p>
      <text:p text:style-name="P62"/>
      <text:p text:style-name="P63">Contraintes temporelles</text:p>
      <text:p text:style-name="P64"/>
      <text:p text:style-name="P65">Le projet est découpée en deux parties :<text:s/><text:tab/>- la première concerne le cahier des charges.</text:p>
      <text:p text:style-name="P66">Celui-ci est à rédiger par les élèves et doit être rendu avant le 31 Décembre 2011.</text:p>
      <text:p text:style-name="P67"><text:tab/><text:tab/><text:tab/><text:tab/><text:tab/><text:tab/>- la deuxième partie concerne le codage du projet en lui-même.<text:s/></text:p>
      <text:p text:style-name="P68">Le codage peut commencer dès le début du projet et doit être achevé pour le 19 Janvier 2012.</text:p>
      <text:p text:style-name="P69"/>
      <text:p text:style-name="P70">Planning du projet</text:p>
      <text:p text:style-name="P71"/>
      <text:p text:style-name="P72">La première partie du cahier des charges comprenant la description des besoins de l’utilisateur et l’introduction est à rendre<text:s/>au plus tard le 2 Décembre 2011.</text:p>
      <text:p text:style-name="P73">Le cahier des charges entier est à rendre pour le 31 Décembre au plus tard.</text:p>
      <text:p text:style-name="P74">Le codage du projet a d’ores et déjà commencé afin de permettre le codage des fonctions avancées.</text:p>
      <text:p text:style-name="P75"/>
      <text:p text:style-name="P76"/>
      <text:p text:style-name="P77"/>
      <text:p text:style-name="P78">Analyse des données</text:p>
      <text:p text:style-name="P79"/>
      <text:p text:style-name="P80">Représentation de l’operateur</text:p>
      <text:p text:style-name="P81"/>
      <text:p text:style-name="P82"><text:span text:style-name="T83">Afin de permettre l’utilisation d’opérateurs adaptés à chaque tranche d’âge, il a été choisi de mettre les opérateurs dans un tableau de chaines de caractères. Le niveau choisi permet, grâce à un<text:s/></text:span><text:span text:style-name="T84">random()<text:s/></text:span><text:span text:style-name="T85">modifié par un coefficient de sélectionner un opérateur valide. Le tableau est constitué comme suit :</text:span>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Opérateur</text:p>
          </table:table-cell>
          <table:table-cell table:style-name="TableCell95">
            <text:p text:style-name="P96">+</text:p>
          </table:table-cell>
          <table:table-cell table:style-name="TableCell97">
            <text:p text:style-name="P98">-</text:p>
          </table:table-cell>
          <table:table-cell table:style-name="TableCell99">
            <text:p text:style-name="P100">*</text:p>
          </table:table-cell>
          <table:table-cell table:style-name="TableCell101">
            <text:p text:style-name="P102">/</text:p>
          </table:table-cell>
        </table:table-row>
        <table:table-row table:style-name="TableRow103">
          <table:table-cell table:style-name="TableCell104">
            <text:p text:style-name="P105">Indice</text:p>
          </table:table-cell>
          <table:table-cell table:style-name="TableCell106">
            <text:p text:style-name="P107">0</text:p>
          </table:table-cell>
          <table:table-cell table:style-name="TableCell108">
            <text:p text:style-name="P109">1</text:p>
          </table:table-cell>
          <table:table-cell table:style-name="TableCell110">
            <text:p text:style-name="P111">2</text:p>
          </table:table-cell>
          <table:table-cell table:style-name="TableCell112">
            <text:p text:style-name="P113">3</text:p>
          </table:table-cell>
        </table:table-row>
      </table:table>
      <text:p text:style-name="P114"/>
      <text:p text:style-name="P115">Génération d’opérandes</text:p>
      <text:p text:style-name="P116"/>
      <text:p text:style-name="P117"><text:span text:style-name="T118">La génération d’opérandes est assurée par la fonction<text:s/></text:span><text:span text:style-name="T119">random() ;</text:span><text:span text:style-name="T120"><text:s/>de iJava. La difficulté sert de coefficient.</text:span></text:p>
      <text:p text:style-name="P121"/>
      <text:p text:style-name="P122">Enregistrement des résultats</text:p>
      <text:p text:style-name="P123"/>
      <text:p text:style-name="P124">En mode « examen », les résultats de l’élève sont enregistrés. Ceux-ci, accessibles au professeur sont enregistrés dans un fichier .csv. Sa structure est la suivante :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ID</text:p>
          </table:table-cell>
          <table:table-cell table:style-name="TableCell136">
            <text:p text:style-name="P137">Prenom</text:p>
          </table:table-cell>
          <table:table-cell table:style-name="TableCell138">
            <text:p text:style-name="P139">Nom</text:p>
          </table:table-cell>
          <table:table-cell table:style-name="TableCell140">
            <text:p text:style-name="P141">Date</text:p>
          </table:table-cell>
          <table:table-cell table:style-name="TableCell142">
            <text:p text:style-name="P143">Niveau</text:p>
          </table:table-cell>
          <table:table-cell table:style-name="TableCell144">
            <text:p text:style-name="P145">Difficulté atteinte</text:p>
          </table:table-cell>
          <table:table-cell table:style-name="TableCell146">
            <text:p text:style-name="P147">Score</text:p>
          </table:table-cell>
        </table:table-row>
      </table:table>
      <text:p text:style-name="P148"/>
      <text:p text:style-name="P149"/>
      <text:p text:style-name="P150"/>
      <text:p text:style-name="P151">Déroulement d’une session d’utilisation</text:p>
      <text:p text:style-name="P152"/>
      <text:p text:style-name="P153">Dans un premier temps, l’utilisateur est invité à saisir son Nom et son Prénom. Ensuite, son niveau lui est demandé. Enfin, l’utilisateur choisit son mode de jeu :<text:s/><text:tab/>1) Illimité (Entrainement)</text:p>
      <text:p text:style-name="P154"><text:tab/><text:tab/><text:tab/><text:tab/><text:tab/><text:tab/><text:tab/><text:tab/><text:tab/>2) Examen</text:p>
      <text:p text:style-name="P155"/>
      <text:p text:style-name="P156">En mode illimité, l’utilisateur doit résoudre des problèmes de complexité croissante. L’exercice s’arrête à la demande de celui-ci. Dans le cas où l’utilisateur commet une erreur dans la résolution, la réponse lui est affichée et un calcul de difficulté identique lui est à nouveau proposé.</text:p>
      <text:p text:style-name="P157"/>
      <text:p text:style-name="P158">En mode examen, l’utilisateur doit répondre à dix calculs.<text:s/>La difficulté augmente cette fois beaucoup plus rapidement, et en cas d’erreur, elle continue à augmenter. Les résultats sont affichés en fin de séance. Ils sont également enregistrés afin d’être disponible pour le professeur.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Mangal" svg:font-family="Mangal" style:font-family-generic="roman" style:font-pitch="variable" svg:panose-1="2 4 5 3 5 2 3 3 2 2"/>
    <style:font-face style:name="Ubuntu" svg:font-family="Ubuntu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eletype" style:display-name="Teletype" style:family="text">
      <style:text-properties style:font-name="DejaVu Sans Mono" style:font-name-asian="DejaVu Sans" style:font-name-complex="DejaVu Sans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Ubuntu" style:font-name-asian="Droid Sans Fallback" style:font-name-complex="Lohit Hind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Ubuntu" style:font-name-asian="Droid Sans Fallback" style:font-name-complex="Lohit Hind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2.9583in" text:min-label-width="0.25in"/>
        <style:text-properties style:font-name="Ubuntu"/>
      </text:list-level-style-bullet>
      <text:list-level-style-bullet text:level="2" text:style-name="WW_CharLFO2LVL2" text:bullet-char="o">
        <style:list-level-properties text:space-before="3.458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3.958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4.458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4.958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5.458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5.958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6.458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6.958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2.9583in" text:min-label-width="0.25in"/>
        <style:text-properties style:font-name="Ubuntu"/>
      </text:list-level-style-bullet>
      <text:list-level-style-bullet text:level="2" text:style-name="WW_CharLFO3LVL2" text:bullet-char="o">
        <style:list-level-properties text:space-before="3.458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3.958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4.458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4.958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5.458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5.958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6.458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6.958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118in" fo:margin-left="0.7875in" fo:margin-bottom="0.472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3152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Accentuation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" style:parent-style-name="Teletype" style:family="text">
      <style:text-properties style:font-name="Calibri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" style:parent-style-name="Standard" style:family="paragraph">
      <style:paragraph-properties fo:text-align="center"/>
      <style:text-properties style:font-name="Calibri" fo:font-style="italic" style:font-style-asian="italic" style:font-style-complex="italic" fo:font-size="11pt" style:font-size-asian="11pt" style:font-size-complex="11pt" fo:language="en" fo:country="US"/>
    </style:style>
    <style:style style:name="P6" style:parent-style-name="Standard" style:family="paragraph">
      <style:paragraph-properties fo:text-align="center"/>
      <style:text-properties style:font-name="Calibri" fo:font-style="italic" style:font-style-asian="italic" style:font-style-complex="italic" fo:font-size="11pt" style:font-size-asian="11pt" style:font-size-complex="11pt" fo:language="en" fo:country="US"/>
    </style:style>
  </office:automatic-styles>
  <office:master-styles>
    <style:master-page style:name="MP0" style:page-layout-name="PL0">
      <style:footer>
        <text:p text:style-name="P2"><text:span text:style-name="T3">https</text:span><text:span text:style-name="T4">://diplodocalcul.googlecode.com</text:span></text:p>
        <text:p text:style-name="P5">Gavard Ewann (gavard.e@gmail.com)</text:p>
        <text:p text:style-name="P6">Rabany Bertrand (rabany.b@gmail.com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Ordinateur</meta:initial-creator>
    <dc:creator>dyonysos</dc:creator>
    <meta:creation-date>2011-11-25T16:50:00Z</meta:creation-date>
    <dc:date>2011-12-22T14:10:00Z</dc:date>
    <meta:template xlink:href="Normal" xlink:type="simple"/>
    <meta:editing-cycles>2</meta:editing-cycles>
    <meta:editing-duration>PT14220S</meta:editing-duration>
    <meta:document-statistic meta:page-count="3" meta:paragraph-count="12" meta:word-count="929" meta:character-count="6027" meta:row-count="42" meta:non-whitespace-character-count="5110"/>
  </office:meta>
</office:document-meta>
</file>